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/>
      <style:text-properties officeooo:paragraph-rsid="00155a9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fr" fo:country="FR" officeooo:rsid="00155a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ALENI DE ATRA BILE LIBER.</text:h>
      <text:h text:style-name="Heading_20_2" text:outline-level="2">Cap. I. </text:h>
      <text:p text:style-name="P4">De atra bile quidam sane longius, quam<text:line-break/>medicae artis operibus usui sit, sermonem produxerunt;<text:line-break/>quidam vero brevius, quam par fit, de ea loquuti sunt,<text:line-break/>sicuti alii nihil prorsus , quos utique non immerito quis<text:line-break/>magis accuset, quam eos, qui <text:span text:style-name="Default_20_Paragraph_20_Font"><text:span text:style-name="T1">n</text:span></text:span>onnihil etiam ex iis, quae<text:line-break/>mulus utilia <text:span text:style-name="Default_20_Paragraph_20_Font"><text:span text:style-name="T1">t</text:span></text:span>unt, addidere: longe enim facilius est id,<text:line-break/>quod est supervacuum , auferre , quam (si quidem nihil<text:line-break/>prorsus traditum sit) invenire. Igitur Hippocrates mihi de<text:line-break/>ea primus, quod ad artis opera conducit, pertractasse vi-<text:line-break/>detm, quemadmodum rursum Erasistratus rem totam omi-<text:line-break/>sisse. Etenim Plistonici, Praxagorae et Philotimi fecta-</text:p>
      <text:p text:style-name="P1"/>
      <text:p text:style-name="Normal">tores, qui de humoribus copiosissime disseruerunt, quae-<text:line-break/>dant misti eorum, quae ab Hippocrate: murus distinctu<text:line-break/>prodita Eunt , commode distinxisse videntur, , quae-<text:line-break/>dam vero nihilomi<text:span text:style-name="Default_20_Paragraph_20_Font"><text:span text:style-name="T1">n</text:span></text:span>us falso. pro<text:span text:style-name="Default_20_Paragraph_20_Font"><text:span text:style-name="T1">n</text:span></text:span>untiasse. luter recentio-<text:line-break/>res autem de melancholia a Rufo. Ephesio praestan-<text:line-break/>tissime admodum scriptum est, atque ita, ut nihil prae-<text:line-break/>lorea desiderari non immerito quis possit asserere, .si<text:line-break/>modo . ea animo aequiori, <text:span text:style-name="Default_20_Paragraph_20_Font"><text:span text:style-name="T1">n</text:span></text:span>on studio contentiose contra-<text:line-break/>dicendi intelligantur; . quod frequentissime recentiorum<text:line-break/>medicorum <text:span text:style-name="Default_20_Paragraph_20_Font"><text:span text:style-name="T1">n</text:span></text:span>o<text:span text:style-name="Default_20_Paragraph_20_Font"><text:span text:style-name="T1">n</text:span></text:span> pauci affectant, atque lu potissimum, qui<text:line-break/>fe ipsos Erafistrateos et Asclepiadeus atque. Methodicos<text:line-break/>vulgo appellanti Ex quibus nonnulli et soplrisinata stru-<text:line-break/>xerunt, quibus sermonem de humoribus ad medicae ar-<text:line-break/>tis opera nullius esse. usus demonstrare contendunt.<text:line-break/>Primum igitur nos, ut consuevimus, quod utile est, enar-<text:line-break/>rabimus; mox transeuntes ad quaesita, quae. hanc tracta-<text:line-break/>tionem consequi videntur, non cunctabimur: postremo<text:line-break/>eorum etiam contentiosas rationes dissolvere, qui artem,<text:line-break/>quae circa humores versatur, protius inutilem esse du-<text:line-break/>cuuti Verum . ne disputatio <text:span text:style-name="Default_20_Paragraph_20_Font"><text:span text:style-name="T1">n</text:span></text:span>ostra obscurior evadat.</text:p>
      <text:p text:style-name="P1">unioni que humori ex illorum natura nomen unum impo-<text:line-break/>nentes, sic deluceps in tota tractatione eos perpetuo ap-<text:line-break/>pellabimns: at id commode nequaquam fieri poterit, nisi<text:line-break/>prius eorum species explicaverimus; Proinde rem ag-<text:line-break/>grediamur, a notissimo omnibus hominibus humore su-.<text:line-break/>mentes exordium.</text:p>
      <text:h text:style-name="Heading_20_2" text:outline-level="2">Cap. H. </text:h>
      <text:p text:style-name="P4">Videtur autem hic humor, quum vel ar-<text:line-break/>terra, vel etiam vena suerit vulnerata, illico ex vasis ipsum<text:line-break/>continentibus essendi, rubeus sane magis ex venis,- fla-<text:line-break/>vior autem ex arteriis manans : verum consestim uterque<text:line-break/>concrescet non solum extra corpus fluens, verum etiam<text:line-break/>lu quovis ipsius loco contentus : atque hanc ipsius con-<text:line-break/>cretionem in <text:span text:style-name="Default_20_Paragraph_20_Font"><text:span text:style-name="T3">θρόμβον</text:span></text:span><text:span text:style-name="Default_20_Paragraph_20_Font"><text:span text:style-name="T4">, </text:span></text:span>hoc est grumum, terminari ri-<text:line-break/>demus: sic enim Graeci sanguinem concretum appellare<text:line-break/>consue verun I. Concrescere autem solet non solum in<text:line-break/>ventriculi atque intestinorum spatiis, verum etiam in<text:line-break/>vesica, in qua urina colligitur, adhuc etiam in pul-<text:line-break/>nrone atque aspera arteria , sicuti in media luter thora-<text:line-break/>cem atque pulmonem regione, necnon in mulierum</text:p>
      <text:p text:style-name="P1">utero. Igitur magna ex parte lu hoc humore rubeus<text:line-break/>color exuperat, et talis exacte optimus sanguis existit,<text:line-break/>apparet autem. nonnunquam hoc ipfo flavior ac nigrior,<text:line-break/>sicuti et consistentia crassior atque tenuior. Quin in-<text:line-break/>venitur quandoque et fanguis, qui vena lecta mittitur,<text:line-break/>tenuem in fe humilitatem habens, quae, ubi fanguis con-<text:line-break/>crescit, <text:span text:style-name="Default_20_Paragraph_20_Font"><text:span text:style-name="T1">s</text:span></text:span>ecernitur et regionem .ipsius superiorem occu-<text:line-break/>pat: Nempe rationi consentaneum est, ut ex potu<text:line-break/>quippiam cum sanguine, qui lu jecore esit genitus, per<text:line-break/>corpus deleratur, quod quidem mox non Iosum per uri-<text:line-break/>nas, <text:span text:style-name="Default_20_Paragraph_20_Font"><text:span text:style-name="T1">t</text:span></text:span>ed etiam per sudores et per sensui latentem tran-<text:line-break/>spirationem excernitur. Interdum etiam ridere licet pi-<text:line-break/>tuitofirm humorem cum sanguine delatum, quemadmodum<text:line-break/>et totum aliquando sanguinem crassiorem atque nigrio-<text:line-break/>rem ita, ut subinde liquidam picem <text:span text:style-name="Default_20_Paragraph_20_Font"><text:span text:style-name="T1">v</text:span></text:span>e<text:span text:style-name="Default_20_Paragraph_20_Font"><text:span text:style-name="T1">t</text:span></text:span>erne videatur.<text:line-break/>Qui igitur ex venis et arteriis effunditur, qualiscunque<text:line-break/>fit, unicam sanguinis appellationem habet , quum nulla<text:line-break/>ex illius differentiis ante enumeratis proprium nomen</text:p>
      <text:p text:style-name="P1">obtineat. Et totus statim concrescit, etiamsi in camo-<text:line-break/>situi partem ad profundum usque divisam effundatur.<text:line-break/>Atque alius etiam humor quidam sanguini crasso et nigro<text:line-break/>similis saepenumero tum per vomitum, tum per deje-<text:line-break/>orionem excerni. conspicitur, non tamen, etsi diutius aeri<text:line-break/>ambienti fuerit expositus, omnino densatur. Atque hic<text:line-break/>ipsa humor aliquando a vomentibus acidus simul et<text:line-break/>acerbus sentitur, quandoque vero nullam praeefe fert<text:line-break/>manifestam qualitatem, neque dulcedinem, quemadmo-<text:line-break/>dum. et fanguis, neque salsedinem, ut fanguis interdum<text:line-break/>et pituila, neque amaritudinem, sicuti flava bilis. igitur<text:line-break/>perspicuum est; sanguinem salsum atque pituitam mor-<text:line-break/>bosa esse. Namque majori ex. parte sanguis dulcis ap-<text:line-break/>paret,. pituita autem omnis qualitatis expers, veluti aqua:<text:line-break/>venum, naturali qualitate permutata, non modo falsa, fed<text:line-break/>acida etiam fit: quin et non raro dulcem qualitatem ac-<text:line-break/>quiriti Hunc itaque humorem , qualiscunque fuerit, pi-<text:line-break/>tuitam appellant, si modo albus extiterit, fervetque com-<text:line-break/>mune omnium humorum indicium, quod scilicet non</text:p>
      <text:p text:style-name="P1">concrescat. Constat autem nihil interesse, vel falsum<text:line-break/>vel salsuginofunt quemcumque humorem appelles, elenim<text:line-break/>eandem rem utrumque nomen significat. Est autem<text:line-break/>praeter hos alius quidam humor, qui sane eum vomen-<text:line-break/>tibus perpetuo amarus apparet, non semper autem fla,<text:line-break/>vus, sed quandoque pallidus, semper autem, qui .flavus.<text:line-break/>est, pallido crassior videtur. Quamobrem ex lusce<text:line-break/>recte admodum coniectantur, qui optime de humoribus<text:line-break/>sentiunt, quor ex commixtione tenuis humiditatis et<text:line-break/>consistentia aquosae flava bilis pallidum colorem induat.<text:line-break/>Appellant autem hujuscemodi humiditatem alii quidem<text:line-break/>aquo<text:span text:style-name="Default_20_Paragraph_20_Font"><text:span text:style-name="T1">t</text:span></text:span>am, alii vero scrofam ,. quae fune ejusdem generis<text:line-break/>existit, cujus est sudor et urina.. .Sicuti vero flava bilis<text:line-break/>tenui humiditati commixta et colore pallidior et con-<text:line-break/>sisteutia humidior evadit, sic, ubf plurimum ipsa resol-<text:line-break/>vitur, crudorum ovormu vitellis similis apparet, atque<text:line-break/>ob id vitellina appellatur. Igitur haec bilis, sive pallida<text:line-break/>sit, sive flava, sive vitellina, in vasis generationem habet</text:p>
      <text:p text:style-name="P1">At in ventriculo quaedam bilis alia gignitur, quae a<text:line-break/>porraceo colore appellatione desumpta porracea nuucu-<text:line-break/>patur, quemadmodum et aliam ab aeruginis similitudine<text:line-break/>aeruginosam dicas. Est vero et alia quaedam bilis, quae a<text:line-break/>calore glauci glasti glastea nominatur. Atque his omnibus<text:line-break/>commune est, quales sunt, citra concretionem permanere.<text:line-break/>Jam vero et rubiam bilem quidam nominarunt, quae<text:line-break/>consistentia sanguini tenui proxima est. Verum eo, quod<text:line-break/>non concrescit, idcirco eam bilem nuncupaverunt. Haec<text:line-break/>igitur fortasse satius disseruimus, quam ad propositum<text:line-break/>negotium pertinere videatur. Id autem factum est, hor-<text:line-break/>tante nos sermonis communitate, tum cognitionis uti-<text:line-break/>litate , atque etiam doctrinae compendio , ut de lusce<text:line-break/>nonnihil pertractaremus. Verum ad sermonem de atra<text:line-break/>hile redeamus.</text:p>
      <text:h text:style-name="Heading_20_2" text:outline-level="2">Cap. Ili. </text:h>
      <text:p text:style-name="P4">Quoniam igitur non concrescit, ex hoc<text:line-break/>a sanguine nigro disti<text:span text:style-name="Default_20_Paragraph_20_Font"><text:span text:style-name="T1">n</text:span></text:span>guitur, no<text:span text:style-name="Default_20_Paragraph_20_Font"><text:span text:style-name="T1">n</text:span></text:span> tamen ab his, quae<text:line-break/>proprie nigra nominantur. Haec siquidem talia saepius-<text:line-break/>vomuntur ac deiiciuntur, ab atra bile quam plurimum</text:p>
      <text:p text:style-name="P1">differentia non modo facultate, verum .etiam qualitati-<text:line-break/>bus, quae fensu percipiuntur. Nam haec neque acerbum<text:line-break/>saporem neque acidum manifeste participant, quum atra<text:line-break/>bllis non solum ad gestum his, qui illam evomunt, verum<text:line-break/>etiam ad olfactum tum his, tum alitis etiam talis esse<text:line-break/>appareat: adhuc nigra nequaquam terram fermentat, sic-<text:line-break/>uti illa, quae, etsi acerrimo aceto quam similis sit, sua-.<text:line-break/>rutu... tamen partium crassitie illi quam maxime contraria<text:line-break/>existit; atque idcirco, quibus corporis partibus pura at-<text:line-break/>que impermixta adhaeret, eas pro<text:span text:style-name="Default_20_Paragraph_20_Font"><text:span text:style-name="T1">t</text:span></text:span>ius exedendo ulcerat;<text:line-break/>etenim acetum eo, quod est tenuium partium, permeat, at<text:line-break/>bilis atrae c<text:span text:style-name="Default_20_Paragraph_20_Font"><text:span text:style-name="T1">r</text:span></text:span>assitudo, quum ipsis stabilem sedem exhibeat,<text:line-break/>corrosionis causa siti igitur quemadmodum ex dictis<text:line-break/>indiciis atra bilis ab his, quae nigra vocantur, (sive<text:line-break/>quispiam ea humores, sive dejectiones, sive . edulia no-<text:line-break/>minet,) manifeste distinguitur, sic et ex hoc, quod ne-<text:line-break/>que muscae, neque aliud quoduis animal eam velit de-<text:line-break/>gustare, sicuti nec meram salsuginem; neque enim in ea<text:line-break/>degere valet animal; cujus rei mare mortuum appella-</text:p>
      <text:p text:style-name="P1">tum abunde firmum praebet indicium. Atque idcirco <text:span text:style-name="T5">il</text:span>-<text:line-break/>lius generatio per<text:span text:style-name="Default_20_Paragraph_20_Font"><text:span text:style-name="T1">n</text:span></text:span>iciosa esse censetur, quum ex humore<text:line-break/>atro supra modum assato contingat. Caeterum ea bilis<text:line-break/>atra, quae ex flava bile superassem gignitur, tanto ac dicta<text:line-break/>perniciosior est aestimanda, quanto nimirum humor alter<text:line-break/>altero efficacior existit, flava inquam bilis altero, qui est<text:line-break/>veluti . sanguinis lenimentum , quem amurcae quidem et<text:line-break/>faeci similem generationem habere .dixerunt, qui in ar-<text:line-break/>tis operibus studiose sunt versati. Verum quemadmodum<text:line-break/>lu multis aliis rebus, quae quum idem nome<text:span text:style-name="Default_20_Paragraph_20_Font"><text:span text:style-name="T1">n</text:span></text:span> sortiantur,<text:line-break/>naturas tamen contrarias possident, appellationis communi-<text:line-break/>tas nonnullos decepit, sic et in duobus narratis humoribus<text:line-break/>multi aberrantes frequenter aliquid bilis atrae salubriter<text:line-break/>tum evomi, tum etiam dejici existimarunt. Ego vero<text:line-break/>quum adhuc adolescens a Pelope praeceptore utriusque hu-<text:line-break/>moris signa didicerim, deinde toto vitae meae tempore usi-<text:line-break/>que ad hunc diem ea observaverim, semper quidem ex-<text:line-break/>actae bilis atrae humorem excerni ad perniciem animadverti,</text:p>
      <text:p text:style-name="P1">eorum vero, quae nigra appella<text:span text:style-name="Default_20_Paragraph_20_Font"><text:span text:style-name="T1">n</text:span></text:span>tur, evacuationem non<text:line-break/>raro salubrem- extitisse. Igitur hoc tantum ad artis<text:line-break/>opera novisse sufficiet, praecipue si quis cum distinctione<text:line-break/>temporum, in quibus fit excretio, etiam rationem didi-<text:line-break/>cerit, quam ego in sequentibus explicabo. At qui in<text:line-break/>utraque evacuatio<text:span text:style-name="Default_20_Paragraph_20_Font"><text:span text:style-name="T1">n</text:span></text:span>e longa experientia non est exerci-<text:line-break/>tatus, intrabitur fortasse, et non immerito, et adhuc ne-<text:line-break/>quaquam credet, pravo videlicet humore evacuato cor-<text:line-break/>pus laedi, quum contra rationi consentaneum esse videa-<text:line-break/>tur, ut molestantibus humoribus: evacuatis corpus ipsum<text:line-break/>saluberrimum relinquatur: secundum hunc igitur rationem<text:line-break/>et nigrorum evacuationem fieri censendum. Verum qui<text:line-break/>longa experientia fuerit persuasus, quid, ut supra di-<text:line-break/>ctum est, his, qui circa artis opera versantur, usu venit,<text:line-break/>is sane, quaenam sit hujus rei causa, quam facillime in-<text:line-break/>veniet, ac praesertim quum voluerit ea, quae atram bilem<text:line-break/>generant, investigare, quorum nrveuiendorum principium<text:line-break/>jam lictum esu At melius erit universum sermonem ad-<text:line-break/>jicere. Nam humoris illius, qui ex ventriculo atque in-</text:p>
      <text:p text:style-name="P1">festinis ad jecur transsertm, pars quaedam consistentia<text:line-break/>tenuior, quaedam vero crassior existit, quemadmodum<text:line-break/>et eduliorum substantiae inter fe differre conspiciuntur.<text:line-break/>Quum autem cognoscamus, naturam, quae corpus guber-<text:line-break/>nat, omnia ad animalis salutum essicere , videamusque<text:line-break/>etiam meatus constitutus ad excerrrendam partem rnuti--<text:line-break/>liorem alimenti ac potus,. nihil mirum videri debet, li<text:line-break/>eadem natura sedimenti etiam sanguinis evacuationem<text:line-break/>non inartificiose molita sit, quae qualifve sit, et per quas<text:line-break/>paries perficiatur, rursum considerabimus.</text:p>
      <text:h text:style-name="Heading_20_2" text:outline-level="2">Cap. IV.</text:h>
      <text:p text:style-name="P4"><text:s/>Nunc autem ab iis, quae per experien-<text:line-break/>fiam deprehendimus, futurae disputationis initium sumen-<text:line-break/>tes ea dicamus, quaecunque longo tempore pervestigan -<text:line-break/>tus nobis persuademus adinvenisse. Sanguis , qui vena<text:line-break/>secta mittitur, nigrior esse videtur in siccis et calidis<text:line-break/>corporum temperamentis, sicuti et lu hujuscemodi anui<text:line-break/>temporibus, et regionibus, constitutionibus, ritae studiis,<text:line-break/>rictus rati<text:span text:style-name="Default_20_Paragraph_20_Font"><text:span text:style-name="T1">o</text:span></text:span>ne, cibis crassis. et siccis, quales sunt lens,</text:p>
      <text:p text:style-name="P1">cochleae,. et carnes taurinae atque hircinae , et praefer-<text:line-break/>tim <text:span text:style-name="Default_20_Paragraph_20_Font"><text:span text:style-name="T1">t</text:span></text:span>ale asservatae. Consimilis etiam materiae est linunt<text:line-break/>nigrum, c<text:span text:style-name="Default_20_Paragraph_20_Font"><text:span text:style-name="T1">r</text:span></text:span>ass<text:span text:style-name="Default_20_Paragraph_20_Font"><text:span text:style-name="T1">a</text:span></text:span>m et austerum. Pari etiam ratione qui-<text:line-break/>cunque morbi fiunt ex calida siccaque intemperie, cujuf-<text:line-break/>modi sunt febres ardentes, crassem et nigrum sanguinem<text:line-break/>efficiunt. Ejusmodi etiam sanguinem reddidit haec longa<text:line-break/>pestilentia, quae in longa aestate facta est, atque eorum<text:line-break/>qui servati sunt, non paucis dejectio per ventrem inserto-<text:line-break/>rem accrtlit eorum,- quae nigra appellantur, in nono die<text:line-break/>magna ex parte, vel etiam in septimo, vel in undecimo;<text:line-break/>quorum ipforum plures differe<text:span text:style-name="Default_20_Paragraph_20_Font"><text:span text:style-name="T1">n</text:span></text:span>tiae apparuerunt, quum.<text:line-break/>no<text:span text:style-name="Default_20_Paragraph_20_Font"><text:span text:style-name="T1">n</text:span></text:span>nulla ad atrae bilis naturam proxime accedere<text:span text:style-name="Default_20_Paragraph_20_Font"><text:span text:style-name="T1">n</text:span></text:span>t;<text:line-break/>nonnulla neque lu deficiendo mordacia scntiren-<text:line-break/>tur; neque male olerent, plurima vero in horum<text:line-break/>messio riderentur consutum Quibus vero aegrotis<text:line-break/>hujuscemodi ventris dejectio non accidit, iis corpus uni-<text:line-break/>versum nigris pustulis commaculatum est,. quae line illis<text:line-break/>non dissimiles erunt, quas Graeci <text:span text:style-name="Default_20_Paragraph_20_Font"><text:span text:style-name="T3">ἐξαιθήματα</text:span></text:span><text:span text:style-name="Default_20_Paragraph_20_Font"><text:span text:style-name="T4"> </text:span></text:span>appellant.<text:line-break/>Nonnunquam etiam quaedam veluti squama illis exicca-</text:p>
      <text:p text:style-name="P1">lis atque discussis decidebat, rest . paulatim ac multis<text:line-break/>diebus post cristus. Quicunque autem atram bilem ex-<text:line-break/>quisitam defecerunt, omnes luterierunt; indicat enim ea,<text:line-break/>jam sanguinem fuisse immodice assatum atque adusium.<text:line-break/>Quin et lu multis alias hujuscemodi pustulas citra fe-.<text:line-break/>bretn est videre turea cutem crassiorem redditam atque.<text:line-break/>exiccatam , natura nimirum ipsa, quicquid melancholici<text:line-break/>humoris supervacuum est, foras detrudeute; ex quo ge-.<text:line-break/>nere is morbus consistit, qui elephas nuncupatur... Ubi<text:line-break/>autem una cum febre tale quippiam acciderit, tunc a<text:line-break/>melancholico humore in cutem decumbente gignitur is<text:line-break/>morbus , quem medici . carbunculum appellarunt : si vero-<text:line-break/>citra febrem ad eam decumbat, quum sanguini fuerit.<text:line-break/>admixtus, elephantem gignere natura aptus est, quum<text:line-break/>vero folus existit, ab initio quidem nigrum tumorem pro-<text:line-break/>gignit, qui tempore procedente ad appellatum cancrum<text:line-break/>terminatur; quum vero acrior atque contumacior exti-<text:line-break/>terit hic humor, cute corrosa, ubi autem mitior fuerit,<text:line-break/>cancrum .latentem nuncupatum citra ulcus efficiet: etenim</text:p>
      <text:p text:style-name="P1">evidenter omnes hujuscemodi affectus et praesertim<text:line-break/>cance<text:span text:style-name="Default_20_Paragraph_20_Font"><text:span text:style-name="T1">r</text:span></text:span> a melancholico humore ortum habent, nempe quum<text:line-break/>manifeste appareant venae ad locum affectum per-<text:line-break/>venientes, quae crassam atque nigrum humorem conti-<text:line-break/>neut. Semper enim <text:span text:style-name="Default_20_Paragraph_20_Font"><text:span text:style-name="T1">n</text:span></text:span>atura tentat sanguinem expur-<text:line-break/>gare, quod in ipso p<text:span text:style-name="Default_20_Paragraph_20_Font"><text:span text:style-name="T1">r</text:span></text:span>avum est secernens, et a partibus<text:line-break/>principalibus quandoque ad ventriculum atque intestina,<text:line-break/>quandoque etiam ad exteriorem superficiem repellens.<text:line-break/>Qua<text:span text:style-name="Default_20_Paragraph_20_Font"><text:span text:style-name="T1">r</text:span></text:span>e quaecunque hujuscemodi excrementa tenuioris<text:line-break/>substantiae existu<text:span text:style-name="Default_20_Paragraph_20_Font"><text:span text:style-name="T1">n</text:span></text:span>t, cutem ipsam egrediuntur, tranant-<text:line-break/>quam <text:span text:style-name="Default_20_Paragraph_20_Font"><text:span text:style-name="T1">t</text:span></text:span>ane per insensilem trauspiratlonem, quandoque<text:line-break/>etiam sensibiliter, quemadmodum sudores:. quaecunque<text:line-break/>autem sunt crassioris, cutis quidem deusitatem permeare<text:line-break/>non valent, sini ibi intercepta, li nempe calida sint, car-<text:line-break/>bunculos generant, si vero minus talia sunt, cancros.<text:line-break/>Quum vero humor niger qualitates obtineat mitiores, sim-<text:line-break/>guiui commistus fubrubros elephantas p<text:span text:style-name="Default_20_Paragraph_20_Font"><text:span text:style-name="T1">r</text:span></text:span>ogignit: processu<text:line-break/>autem temporis hi nigriores evadunt. Caeterum natu<text:span text:style-name="Default_20_Paragraph_20_Font"><text:span text:style-name="T1">r</text:span></text:span>a<text:line-break/>sitepius vasorum, quae sunt in fede, venam aperiens hu-</text:p>
      <text:p text:style-name="P1">jusmodi humorem excernit sanguini admixtum, unde etiam<text:line-break/>nomen huic symptomati. haemorrhoida imposuere : ex qua<text:line-break/>sane, qualisuam sanguis sit, qui excernitur, opus est addiscere:<text:line-break/>nunquid is sit talis, qualem habent, qui supra modum exer-<text:line-break/>centur et athletae et ex vulgaribus hominibus, qui integram<text:line-break/>retinent valetudinem et bonis scatent humoribus, an hoc<text:line-break/>ipso nigrior et crassior existat. Atqui natura huiusce-<text:line-break/>modi sanguinem saepenumero ad eas quae sunt in cru-<text:line-break/>ribus venas transmittit, a quo distentae ac dilatatae va-<text:line-break/>ricosae redduntur, et cutis, quae hujuscemodi venas<text:line-break/>attingit, tempore procedente nigrescit. In quibus cutem<text:line-break/>copia tantum sanguinis influit, qui mela<text:span text:style-name="Default_20_Paragraph_20_Font"><text:span text:style-name="T1">n</text:span></text:span>cholicus non<text:line-break/>sit, i<text:span text:style-name="Default_20_Paragraph_20_Font"><text:span text:style-name="T1">n</text:span></text:span>cunrbens quidem in venas, quae inibi natura im-<text:line-break/>becilliores sunt, eas dilatat, nullo sane tali contia-<text:line-break/>gente, quale accidit, ubi melancholicus sanguis va-<text:line-break/>rices procreaverit: his namque periculum imminet, si quis<text:line-break/>venas affectas excidere aggrediatur, ne mela<text:span text:style-name="Default_20_Paragraph_20_Font"><text:span text:style-name="T1">n</text:span></text:span>cholia cor-<text:line-break/>ripia<text:span text:style-name="Default_20_Paragraph_20_Font"><text:span text:style-name="T1">n</text:span></text:span>tur. Hoc enim saepius fieri visum est, non modo<text:line-break/>in varicibus, verum etiam lu haemorrhoidibus; quae ex</text:p>
      <text:p text:style-name="P1">hujuscemodi humore consistunt. Quidam quum longo<text:line-break/>tempore ulcus in crure habuisset, vena, quae superposita<text:line-break/>erat, varicosiore excisa, statim quidem ulcus antiquum<text:line-break/>curatum est: quod vero ex incisione sublatae venae con-<text:line-break/>traxit, insanabile pe<text:span text:style-name="Default_20_Paragraph_20_Font"><text:span text:style-name="T1">r</text:span></text:span>mansit: postremo autem, jam a<text:span text:style-name="Default_20_Paragraph_20_Font"><text:span text:style-name="T1">n</text:span></text:span>no<text:line-break/>exacto, unus ex meis praeceptoribus Pe<text:span text:style-name="Default_20_Paragraph_20_Font"><text:span text:style-name="T1">r</text:span></text:span>gam: , Stratoni-<text:line-break/>cus nomine, Sabini Hippoeratici discipulus, homini lu<text:line-break/>cubito venam secuit: et quum sanguinem crassam ac<text:line-break/>nigrum excerni vidisset, paulum etiam postridie detra-<text:line-break/>xit, <text:span text:style-name="Default_20_Paragraph_20_Font"><text:span text:style-name="T1">n</text:span></text:span>ecno<text:span text:style-name="Default_20_Paragraph_20_Font"><text:span text:style-name="T1">n</text:span></text:span> tertio et quarto die similiter modicum: at-<text:line-break/>que ubi medicame<text:span text:style-name="Default_20_Paragraph_20_Font"><text:span text:style-name="T1">n</text:span></text:span>to <text:span text:style-name="Default_20_Paragraph_20_Font"><text:span text:style-name="T1">n</text:span></text:span>igrum humorem educente homi-<text:line-break/>nem purgasset, atque ei victum boni fimei praescripsisset,<text:line-break/>his nimirum tribus peractis ad ulceris curationem fe<text:line-break/>co<text:span text:style-name="Default_20_Paragraph_20_Font"><text:span text:style-name="T1">n</text:span></text:span>vertit.</text:p>
      <text:h text:style-name="Heading_20_2" text:outline-level="2">Cap. U </text:h>
      <text:p text:style-name="P4">Quod igitur in venis et arteriis humo-<text:line-break/>res omnes una cum sanguine continentur, ostendit ipsius<text:line-break/>varietas tum in colore, tum in co<text:span text:style-name="Default_20_Paragraph_20_Font"><text:span text:style-name="T1">n</text:span></text:span>sistentia : quinetiam et<text:line-break/>ex his, quae modo dicta fiunt, abunde patet, praeterea et</text:p>
      <text:p text:style-name="P1">ex sus, quae in libro de natura humana ah Hippocrate<text:line-break/>scriptu sunt, de quibus satius sane in libris de Elemen-<text:line-break/>lis ex illius sententia pertractavimus. At nunc etiam ne-<text:line-break/>cesse est ex. his aliquid in medium afferre: inde autem<text:line-break/>exordiemur, ubi haec habet. <text:span text:style-name="Default_20_Paragraph_20_Font"><text:span text:style-name="T1">Atqui corpu</text:span></text:span>s <text:span text:style-name="Default_20_Paragraph_20_Font"><text:span text:style-name="T1">homini</text:span></text:span>s <text:span text:style-name="Default_20_Paragraph_20_Font"><text:span text:style-name="T1">in..<text:line-break/></text:span></text:span>se i<text:span text:style-name="Default_20_Paragraph_20_Font"><text:span text:style-name="T1">pso sanguine</text:span></text:span>m <text:span text:style-name="Default_20_Paragraph_20_Font"><text:span text:style-name="T1">habet, et pituitam, et duplicem b</text:span></text:span>i<text:span text:style-name="Default_20_Paragraph_20_Font"><text:span text:style-name="T1">lem,<text:line-break/>hdvam scilicet et atram, atque haec spsi ese c</text:span></text:span>o<text:span text:style-name="Default_20_Paragraph_20_Font"><text:span text:style-name="T1">rpori</text:span></text:span>s<text:line-break/><text:span text:style-name="Default_20_Paragraph_20_Font"><text:span text:style-name="T1">natura, et ob haec d</text:span></text:span>o<text:span text:style-name="Default_20_Paragraph_20_Font"><text:span text:style-name="T1">let et bene valet. Jaitur tum<text:line-break/></text:span></text:span>c;</text:p>
      <text:p text:style-name="Normal"><text:span text:style-name="Default_20_Paragraph_20_Font"><text:span text:style-name="T1">praesertim bene valet, quu</text:span></text:span>m <text:span text:style-name="Default_20_Paragraph_20_Font"><text:span text:style-name="T1">haec invicem</text:span></text:span> m<text:span text:style-name="Default_20_Paragraph_20_Font"><text:span text:style-name="T1">ode-<text:line-break/>rate fuer</text:span></text:span>im <text:span text:style-name="Default_20_Paragraph_20_Font"><text:span text:style-name="T1">temperata qu</text:span></text:span>o<text:span text:style-name="Default_20_Paragraph_20_Font"><text:span text:style-name="T1">ad e</text:span></text:span>o<text:span text:style-name="Default_20_Paragraph_20_Font"><text:span text:style-name="T1">ru</text:span></text:span>m <text:span text:style-name="Default_20_Paragraph_20_Font"><text:span text:style-name="T1">tum facul</text:span></text:span>t<text:span text:style-name="Default_20_Paragraph_20_Font"><text:span text:style-name="T1">atem,<text:line-break/>tum multitudinem, et potisiimum si fueri</text:span></text:span>m <text:span text:style-name="Default_20_Paragraph_20_Font"><text:span text:style-name="T1">commixta:<text:line-break/>dolet autem, quum horum al</text:span></text:span>i<text:span text:style-name="Default_20_Paragraph_20_Font"><text:span text:style-name="T1">quod vel just</text:span></text:span>o <text:span text:style-name="Default_20_Paragraph_20_Font"><text:span text:style-name="T1">minus vel<text:line-break/>plu</text:span></text:span>s <text:span text:style-name="Default_20_Paragraph_20_Font"><text:span text:style-name="T1">evaserit, aut sc</text:span></text:span>i<text:span text:style-name="Default_20_Paragraph_20_Font"><text:span text:style-name="T1">erit in corp</text:span></text:span>o<text:span text:style-name="Default_20_Paragraph_20_Font"><text:span text:style-name="T1">re segregatum, neque<text:line-break/>al</text:span></text:span>i<text:span text:style-name="Default_20_Paragraph_20_Font"><text:span text:style-name="T1">is omn</text:span></text:span>i<text:span text:style-name="Default_20_Paragraph_20_Font"><text:span text:style-name="T1">bus commixtu</text:span></text:span>m <text:span text:style-name="Default_20_Paragraph_20_Font"><text:span text:style-name="T1">sit. Necesse ese enim, ubi ho-<text:line-break/>rum qu</text:span></text:span>o<text:span text:style-name="Default_20_Paragraph_20_Font"><text:span text:style-name="T1">duis fuerit secretu</text:span></text:span>m, <text:span text:style-name="Default_20_Paragraph_20_Font"><text:span text:style-name="T1">st per se . ipsu,,^ sieterit,<text:line-break/>non locum tantu</text:span></text:span>m, <text:span text:style-name="Default_20_Paragraph_20_Font"><text:span text:style-name="T1">a quo excelsa, morbo obnoxium reddej<text:line-break/>verum etiam et eum, in qu</text:span></text:span>o <text:span text:style-name="Default_20_Paragraph_20_Font"><text:span text:style-name="T1">c</text:span></text:span>o<text:span text:style-name="Default_20_Paragraph_20_Font"><text:span text:style-name="T1">nstiterit fueru de</text:span></text:span>m<text:span text:style-name="Default_20_Paragraph_20_Font"><text:span text:style-name="T1">n-<text:line-break/>tum, eo qu</text:span></text:span>o<text:span text:style-name="Default_20_Paragraph_20_Font"><text:span text:style-name="T1">d supra modum repleatur, nihil</text:span></text:span>o<text:span text:style-name="Default_20_Paragraph_20_Font"><text:span text:style-name="T1">mi^ affici,.<text:line-break/>atque utrobique d</text:span></text:span>o<text:span text:style-name="Default_20_Paragraph_20_Font"><text:span text:style-name="T1">lorem ae lab</text:span></text:span>o<text:span text:style-name="Default_20_Paragraph_20_Font"><text:span text:style-name="T1">rem facessere. Rtenim<text:line-break/>quum horum aliquod extra c</text:span></text:span>o<text:span text:style-name="Default_20_Paragraph_20_Font"><text:span text:style-name="T1">rpus sum qu^ redundet.</text:span></text:span></text:p>
      <text:p text:style-name="P1"><text:span text:style-name="Default_20_Paragraph_20_Font"><text:span text:style-name="T1">effinxerit, ea nimirum vacuatio dolorem assere Quod si<text:line-break/>rursum intus fiat evacuatio et transmutatio atque ab-<text:line-break/>aliis secret</text:span></text:span>io, <text:span text:style-name="Default_20_Paragraph_20_Font"><text:span text:style-name="T1">duplici dolore tunc corpus affici est ne-<text:line-break/>eesse, quemadmodum dictum est, tum unde erupit, tum<text:line-break/>ubi exuperavit. </text:span></text:span>Igitur tunc animal sanum esse, quum<text:line-break/>haec temperamenti mediocritatem obtinuerint, aegrotare<text:line-break/>autem, ubi vel in toto corpore, hoc est, in omnibus va-<text:line-break/>sis, alienius eorum redundantia fuerit, vel in parte qua-<text:line-break/>plam utra fiat, nemo, qui in artis operibus sit versatus,<text:line-break/>Hippocratem vera dixisse non fatebitur. Quum enim<text:line-break/>morbos, qui in una parte a melancholico humore fiunt,<text:line-break/>paulo ante enumerarem, id etiam declaravi, quod alii<text:line-break/>ex varicum vel haemorrhoidis ablatione melancholia<text:line-break/>correpti sunt: proinde et in partibus, quae in corporis<text:line-break/>profundo latent, rationi consentaneum est similes assectus<text:line-break/>progigni his, qui in cute consistunt: atque ea nimirum<text:line-break/>ratione, si flava bilis in unam quampiam partem decu-<text:line-break/>huerit, erysipelas generabitur, si vero atra, carbunculus^</text:p>
      <text:p text:style-name="P1">et cancer: nempe quum, quae in c<text:span text:style-name="Default_20_Paragraph_20_Font"><text:span text:style-name="T1">o</text:span></text:span>rporis profundo sunt<text:line-break/>partes, nequaquam adamanti<text:span text:style-name="Default_20_Paragraph_20_Font"><text:span text:style-name="T1">n</text:span></text:span>am constitutionem obtineant,<text:line-break/>sed et ipsae iisdem affectibus sint subjectae. In quibus<text:line-break/>igitur fieri potest ut firmiter efficientem causam agno-<text:line-break/>scaurus, manifeste in his tum flava bilis tum atra con-<text:line-break/>spiciuntur, quae intestinorum alias aliud erodunt (nempe<text:line-break/>id, cui potissimum inhaeserint) atque nonnunquam pror-<text:line-break/>sus insanabilem dysenteriam efficiunt: quamobrem in<text:line-break/>Aphorismis. scripsit Hippocrates: <text:span text:style-name="Default_20_Paragraph_20_Font"><text:span text:style-name="T1">D</text:span></text:span>y<text:span text:style-name="Default_20_Paragraph_20_Font"><text:span text:style-name="T1">sinteria, si ab atra<text:line-break/>bile</text:span></text:span> o<text:span text:style-name="Default_20_Paragraph_20_Font"><text:span text:style-name="T1">rtum habeat, letale. </text:span></text:span>Ego autem antea dixi, om-<text:line-break/>nes ex atra bile exulcerationes insanabiles esse, nisi quis<text:line-break/>curationem id appellare voluerit, si affecta particula tota<text:line-break/>circumquaque ad partem sinceram usque dissecta abscin-<text:line-break/>datur. Igitur quemadmodum intestina citra ullius au-<text:line-break/>xilii spem ulcerentur ab atra bile, a flava autem diffi-<text:line-break/>culter curationem admittunt: sic et constat unicuique<text:line-break/>aliarum partium evenire, quaecunque in profundo fiunt<text:line-break/>silae et adhuc intestinis longe nobiliores existunt Adde<text:line-break/>quod adhuc intestinorum curatio facilior est eo, quod medica-</text:p>
      <text:p text:style-name="P1">mensa, quae per sudem iniiciuntur, statim locis affectis oc-<text:line-break/>cu<text:span text:style-name="Default_20_Paragraph_20_Font"><text:span text:style-name="T1">r</text:span></text:span>runt; quod sane in aliis particulis nequaquam sutile fieri ,<text:line-break/>potest. Non igitur contemnendum aut pa<text:span text:style-name="Default_20_Paragraph_20_Font"><text:span text:style-name="T1">r</text:span></text:span>vam ariis par-<text:line-break/>tem indiscussam reliquerunt, qui nihil de atra bile con-<text:line-break/>sideraverunt, adhuc vero magis, qui neque de flava ali-<text:line-break/>quid dixerunt; qui autem neque de utrisque, neque de<text:line-break/>pituita sunt meditati, non omnino enumerare queas, quot<text:line-break/>necessaria artis praecepta omiserint. Porro Erasistratus<text:line-break/>de atra bile nilul omnino scriptum reliquit, de flava<text:line-break/>autem et pauca quidem, <text:span text:style-name="Default_20_Paragraph_20_Font"><text:span text:style-name="T1">t</text:span></text:span>ed quae non omnia vera sint: sic<text:line-break/>enim de ea scripsit. <text:span text:style-name="Default_20_Paragraph_20_Font"><text:span text:style-name="T1">Rdi</text:span></text:span>qsu n<text:span text:style-name="Default_20_Paragraph_20_Font"><text:span text:style-name="T1">atem humidita</text:span></text:span>s <text:span text:style-name="Default_20_Paragraph_20_Font"><text:span text:style-name="T1">q</text:span></text:span>u<text:span text:style-name="Default_20_Paragraph_20_Font"><text:span text:style-name="T1">od<text:line-break/>q</text:span></text:span>u<text:span text:style-name="Default_20_Paragraph_20_Font"><text:span text:style-name="T1">idem necesser</text:span></text:span>i<text:span text:style-name="Default_20_Paragraph_20_Font"><text:span text:style-name="T1">o excernenda sit, plures qui superve-<text:line-break/>niunt assectus testantur, nempe morbus regius et fustam-<text:line-break/>motiones , quae circa jeour oriuntur, aliique complure</text:span></text:span>s.<text:line-break/><text:span text:style-name="Default_20_Paragraph_20_Font"><text:span text:style-name="T1">Jd autem considerare, atrum haec generetur in ea quas<text:line-break/>in ventr</text:span></text:span>i<text:span text:style-name="Default_20_Paragraph_20_Font"><text:span text:style-name="T1">culo fit alimenti confectione, vel mixta cum<text:line-break/>his, quae assi</text:span></text:span>i<text:span text:style-name="Default_20_Paragraph_20_Font"><text:span text:style-name="T1">muntur, exterius adveniat, nihil medicam<text:line-break/>artem juvare potest. </text:span></text:span>Haec quidem de flava bile tua-<text:line-break/>didit E<text:span text:style-name="Default_20_Paragraph_20_Font"><text:span text:style-name="T1">r</text:span></text:span>asistratus in primo universalium sermonum</text:p>
      <text:p text:style-name="P1">Qui vero illi contradicunt, ajunt, quod, sicuti ipfe fa te-<text:line-break/>tur, flavam bilem in corpore redundantem officere, satius<text:line-break/>sane esset, fi nequaquam ipsa generaretur, hoc vcro<text:line-break/>quum fieri non possit, saltem quam minimam gigrn.<text:line-break/>Atqui nec, quominus generetur, omnino prohiberi potest,<text:line-break/>nec ullo pacto (siquidem id fieri possit) causa generatio-<text:line-break/>nrs ipfius nequaquam cognita, ut quam mluimmn illius<text:line-break/>gignatur, quis poterit providere. Igitur substantia hujusce-.<text:line-break/>modi humoris in cibis et potibus continetur: quae ta-<text:line-break/>men prorsus inter se differunt, alia enim plurimum li-<text:line-break/>luis obtinent, alia minimum, et alia forte nihil. Si au-<text:line-break/>tem ru corpore generatur, tum in quibus potissimum<text:line-break/>partibus, tum etiam cujus essicicntis causae vi ea gigna-<text:line-break/>tur, medicis necessarium est cognoscere. Verum hio-<text:line-break/>sermo communi sermoni de humorum- generatione con-<text:line-break/>junctus est, de quibus ne meminit quidem Erafistratus.<text:line-break/>Quare quod ad ipsum pertinet, nec licebit cognoscere,.<text:line-break/>quac cibaria, nec quae visae studia, atque adhuc magis.</text:p>
      <text:p text:style-name="P1">nec quae ipforum hominum natura bonis vel pravis hu-<text:line-break/>moribus .gignendis magis sint idonea: etsi multos videa-<text:line-break/>mus, qui, quacunque victus ratione utantur, quampluri-<text:line-break/>nlum congerunt humoris vel biliosi, vel melancholici,<text:line-break/>vel pituitosu Etenim quod is quoque humor non le-<text:line-break/>vium morborum causa evadat, alibi a nobis est demos-<text:line-break/>stratum, quoniam et Erasistratus ipsis confessus est, ab<text:line-break/>hujuscemodi humore quosdam assectus procreari. Quam-.<text:line-break/>vis eum utcunque caveat pravis humoribus causam .<text:line-break/>afcribere, tamen lentus et crassius ipsis nervo<text:span text:style-name="Default_20_Paragraph_20_Font"><text:span text:style-name="T1">r</text:span></text:span>um resc-.<text:line-break/>lotionis causas esse pronuntiavit, ita scribens.; <text:span text:style-name="Default_20_Paragraph_20_Font"><text:span text:style-name="T1">dtaque<text:line-break/>assectus accidit per hum</text:span></text:span>o<text:span text:style-name="Default_20_Paragraph_20_Font"><text:span text:style-name="T1">rum intercidentiam in spiritus<text:line-break/>vaso , quae -in nervis sunt , quibus v</text:span></text:span>o<text:span text:style-name="Default_20_Paragraph_20_Font"><text:span text:style-name="T1">luntarii motus per-<text:line-break/>finiuntur. </text:span></text:span>Et paulo post, i<text:span text:style-name="Default_20_Paragraph_20_Font"><text:span text:style-name="T1">ntercidentia autem ,</text:span></text:span> inquit, <text:span text:style-name="Default_20_Paragraph_20_Font"><text:span text:style-name="T1">fit<text:line-break/>alimenti, -a quo nervi nutriuntur:</text:span></text:span> i<text:span text:style-name="Default_20_Paragraph_20_Font"><text:span text:style-name="T1">psum autem lentum<text:line-break/>est et tractile, ac d</text:span></text:span>i<text:span text:style-name="Default_20_Paragraph_20_Font"><text:span text:style-name="T1">fficile potest excern</text:span></text:span>i? Quod vero hu-<text:line-break/>jufcemodi humor apoplexiae et lethargi et morbi comi-<text:line-break/>tiniis, nec non aliorum quamplurimorum affectuum causa<text:line-break/>existat, adhuc non dixit.</text:p>
      <text:h text:style-name="P3" text:outline-level="2">c ap. VI. </text:h>
      <text:p text:style-name="P4">Caeterum - in praesentia aliorum humo-<text:line-break/>rum facultatem explicare nequaquam instituimus, nempe<text:line-break/>quum de atra bile proposuerimus pertractare : quam rane<text:line-break/>necessariam generationem habere, Hippocrates asseruit.<text:line-break/>Quo pacto autem non generetur c<text:span text:style-name="Default_20_Paragraph_20_Font"><text:span text:style-name="T1">o</text:span></text:span>piosior, edocuit ab<text:line-break/>ipsis evidentibus auspicatus. Nam et in animantibus,<text:line-break/>quaecunque temperamento funi calidiore et sicciore, ap-<text:line-break/>paret in ipsis quamplurinrum gigni <text:span text:style-name="Default_20_Paragraph_20_Font"><text:span text:style-name="T1">i n</text:span></text:span>ec non- lu cati-<text:line-break/>dioribus et siccioribus anni temporibus, regionibus, et<text:line-break/>constitutionibus, et vitae studiis, quae in lab<text:span text:style-name="Default_20_Paragraph_20_Font"><text:span text:style-name="T1">o</text:span></text:span>ribus, et<text:line-break/>curis, et vigiliis, nec non in cibariis crassis atque im-<text:line-break/>modice siccis aguntur. Verum et .totius corporis color<text:line-break/>nigrior est in his, qui hujuscemodi bilem congerere na-<text:line-break/>tura sunt apti. Adhuc et in morbis ardentibus, quicun-<text:line-break/>que citra .humiditatem generationem habent: in quibus<text:line-break/>si quando sanguis erumpit aut destillat, ater finiti Haec<text:line-break/>igitur, quae evidentia sunt, cau<text:span text:style-name="Default_20_Paragraph_20_Font"><text:span text:style-name="T1">t</text:span></text:span>as indicant, a quibus<text:line-break/>melancholicus humor generatur. De ipsius autem pur-<text:line-break/>gastone haec etiam evidentia inventionis viam ossea-</text:p>
      <text:p text:style-name="P1">dunt. Lien diu male assectus, seu ex inflammatione, seu<text:line-break/>ex scirrho; seu ex imbecillitate, ad nigrius conversus co-<text:line-break/>loreur vitiatum in toto corpore efficit. Quin et ipse<text:line-break/>semper jecore nigrior existit, et praesertim in animali-<text:line-break/>bus temperamento calidioribus et siccioribus, qualia sunt<text:line-break/>serratos dentes habentia, quemadmodum contra ea, quae<text:line-break/>temperamentum quam illa sortita sunt frigidius ac hu-<text:line-break/>nudius, veluti sues, liene sunt non admodum nigro. At<text:line-break/>bobus, si etiam secundum naturam fe habeant, lien ni-<text:line-break/>gtior est; ubi autem consenuerint, longe etiam ni-<text:line-break/>grior evadit. Caeterum viscus hoc, licet elixum, quip-<text:line-break/>piam acerbum gustui resert, ut jccori nequaquam simile<text:line-break/>appareat. His igitur persuasi praestantissimi veterum tum<text:line-break/>medicorum tum philosophorum a liene jecur expurgari<text:line-break/>pronunciaverunt, nempe quum attrahat, quicquid in suu-<text:line-break/>guine faeculentum est: id autem tale quid existit, ut<text:line-break/>dictum est, quale est faex in vino, atque in oleo amurca.<text:line-break/>Verum mitiores, qui sectas constituere affectant, sicuti et</text:p>
      <text:p text:style-name="P1">alia plurima falso tradiderunt, ita et hoc, nihil scilicet<text:line-break/>medicum ad artis opera humorum speculatione indi-.<text:line-break/>gere; prae omnibus autem et id , nempe medicamenta<text:line-break/>purgantia frustra purgantia nominari. Etenim ajunt, ea<text:line-break/>omnes humores, qui in corpore continentur, aeque eva-<text:line-break/>cuare, non tantum eos, qui videntur noxam inferre.<text:line-break/>Hippocrates autem, ea purgare tanquam confessum quod-<text:line-break/>piam assumens, demonstrat univer<text:span text:style-name="Default_20_Paragraph_20_Font"><text:span text:style-name="T1">s</text:span></text:span>o ritae tempore in<text:line-break/>corpore humano quatuor humores contineri, neque aeta-<text:line-break/>tem esse aliquam, <text:span text:style-name="Default_20_Paragraph_20_Font"><text:span text:style-name="T1">n</text:span></text:span>eque anni tempus, neque corpo-<text:line-break/>ris naturam, in qua pion omnes consiilant. Ex hoc<text:line-break/>autem, quod medicamenta flavam bilem attrahentia eis,<text:line-break/>qui morbo regio laborant, auxiliantur, quae vero <text:span text:style-name="Default_20_Paragraph_20_Font"><text:span text:style-name="T3">ύδρα</text:span></text:span><text:span text:style-name="Default_20_Paragraph_20_Font"><text:span text:style-name="T4">-<text:line-break/></text:span></text:span><text:span text:style-name="Default_20_Paragraph_20_Font"><text:span text:style-name="T3">γωγἁ</text:span></text:span><text:span text:style-name="Default_20_Paragraph_20_Font"><text:span text:style-name="T4">, </text:span></text:span>hoc est aquam educentia, appellantur, hydropes<text:line-break/>ab utrium similitudine <text:span text:style-name="Default_20_Paragraph_20_Font"><text:span text:style-name="T3">ἀσκἱτας</text:span></text:span><text:span text:style-name="Default_20_Paragraph_20_Font"><text:span text:style-name="T4"> </text:span></text:span>nuncupatos evacuant, at-<text:line-break/>que adhuc ea, quae extrahunt nigra, elephantes et can-<text:line-break/>cros prohibent augeri, bino veteribus fatis constare vi-<text:line-break/>sum est, unumquodque purgantium medicamentorum fa-<text:line-break/>miliarem libi humorem attrahere. At si ve<text:span text:style-name="Default_20_Paragraph_20_Font"><text:span text:style-name="T1">r</text:span></text:span>um esset,<text:line-break/>omnes humores. cui in vasis continentur. alteratos otii-</text:p>
      <text:p text:style-name="P1">dem a medicamento pro illius facultate aeque evacuari,<text:line-break/>simile utique fuerit amilium ab aliquo horum medica-<text:line-break/>mentorum purgari et ficeta vena sanguine exinaniri.-<text:line-break/>Cur igitur medicamentum aquam educeus hyder icis ex-<text:line-break/>bibemus, quum liceat vena <text:span text:style-name="Default_20_Paragraph_20_Font"><text:span text:style-name="T1">t</text:span></text:span>ecta sanguinem evacuare?<text:line-break/>cur autem in his plurimum aquosi. humoris evacuatus, -<text:line-break/>minimum autem biliosi, . contra vero in his, qui regio<text:line-break/>morbo lab<text:span text:style-name="Default_20_Paragraph_20_Font"><text:span text:style-name="T1">o</text:span></text:span>rant, biliosi plurimum, minimum autem<text:line-break/>aquosi educitur.? cur, inquam, juvantm hydropes, qui<text:line-break/>ulcitae dicuntur, a medicamentis, quae aquam educunt, ubi<text:line-break/>moderate suerint purgati,. qutuu tamen nemo ex his, qui<text:line-break/>evacuationes per medicamenta purgantia factas et eas,<text:line-break/>quae. fiunt per venae sectionem, . aequas vires obtinere<text:line-break/>autumant, sus unquam mittere sanguinem ausus sit? quin .<text:line-break/>etiam multi per ea medicamenta,. quae aquam subducunt,<text:line-break/>evacuationes obeunt, omnes autem urinam cientibus<text:line-break/>utuntur: etsi in illis etiam opus erat, asserentes ex<text:line-break/>sanguine, qui a renibus atteretur, urinae generationem<text:line-break/>fieri, potius lrydericis venam siccare, quum medicamentis</text:p>
      <text:p text:style-name="P1">minam cientibus eos curare. Melius siquidem fuerit fe-<text:line-break/>mel quicquid superfluum est auserre, quam idem saeptus<text:line-break/>et multorum dierum intervallo ac. paulatim efficere.<text:line-break/>Caeterum scriptum jam a nobis est contra hanc opluio--<text:line-break/>nem uno sieorfim commentario, cui titulus est In vanam<text:line-break/>opinionem de minarum fecretione. Proinde haud per-<text:line-break/>peram quamplurimi. homines Peni<text:span text:style-name="Default_20_Paragraph_20_Font"><text:span text:style-name="T1">t</text:span></text:span>es iis committunt, qui<text:line-break/>irrationali exercitatione, magis quam illis, qui rationali<text:line-break/>quadam perversione artem tractant. Id enim, quod eo--<text:line-break/>rum quidam dicere consueverunt, verissimum est, longe .<text:line-break/>melius ip<text:span text:style-name="Default_20_Paragraph_20_Font"><text:span text:style-name="T1">t</text:span></text:span>os tum fanorum tum aegrotantium rictus ra- -<text:line-break/>tiones cognoscere iis,- qui sophistice nuga<text:span text:style-name="Default_20_Paragraph_20_Font"><text:span text:style-name="T1">n</text:span></text:span>tur. Qui sime<text:line-break/>praeter cetera et ritam notham consumunt, dum ea pri--<text:line-break/>munr legimus, quae eorum <text:span text:style-name="Default_20_Paragraph_20_Font"><text:span text:style-name="T1">t</text:span></text:span>ectae principes scripserunt,<text:line-break/>deinde audimus, . quaecu<text:span text:style-name="Default_20_Paragraph_20_Font"><text:span text:style-name="T1">n</text:span></text:span>que afferunt illorum sectatores,<text:line-break/>ac demum illorum etiam sophismata cogimur dissolvere.</text:p>
      <text:h text:style-name="Heading_20_2" text:outline-level="2">Cap. VII. </text:h>
      <text:p text:style-name="P4">Hippocrates igitur vir quidam honestus<text:line-break/>ac probus fuisse ridetur, neque ambitionis aut gloriae,</text:p>
      <text:p text:style-name="P1">sed veritatis amator. Quod fi gloriam et honorem ipfum<text:line-break/>appetivisse quis dicat, ce<text:span text:style-name="Default_20_Paragraph_20_Font"><text:span text:style-name="T1">r</text:span></text:span>te eam consequi huic viro quam<text:line-break/>facillimum fuit, siquidem ipse in suis libris contendere<text:line-break/>cum praestantio<text:span text:style-name="Default_20_Paragraph_20_Font"><text:span text:style-name="T1">r</text:span></text:span>ibus sectis fe vetustioribus voluisset, et-<text:line-break/>si nulla prorsus fuerit admodum illustria. Verum qui<text:line-break/>post ipsum inexplebili cupiditate immeritam gloriam<text:line-break/>affectarunt, proprias lectas pravas constituerunt, postquam<text:line-break/>contradictiones adversus ipsis antiquiores adduxerunt,<text:line-break/>quamvis ex his nonnulli morum probitate atque elegantia<text:line-break/>praediti essent, inte<text:span text:style-name="Default_20_Paragraph_20_Font"><text:span text:style-name="T1">r</text:span></text:span> quos Erafistratum quoque quispiam<text:line-break/>annumeraverim sed et hunc contra Hippocratem contentio,<text:line-break/>quae cum ipsiusmet placitis pugnant, scribere coegit Num<text:line-break/>quo pacto pugnantia non dixeris, animalis natu<text:span text:style-name="Default_20_Paragraph_20_Font"><text:span text:style-name="T1">r</text:span></text:span>am om-<text:line-break/>nes ipsius particulas providentur conformasse , frustra<text:line-break/>autem eis totum lienis viscus proc<text:span text:style-name="Default_20_Paragraph_20_Font"><text:span text:style-name="T1">r</text:span></text:span>easse? Quis, inquam,<text:line-break/>non no<text:span text:style-name="Default_20_Paragraph_20_Font"><text:span text:style-name="T1">r</text:span></text:span>it, quosdam etiam ex ipfius sectatoribus viridi-<text:line-break/>eta de splene aperte damnasse, ac propterea pronun-<text:line-break/>ciasse, hujuscemodi riscus ciborum succum ad probi san-</text:p>
      <text:p text:style-name="P1">quinis generationem Iecori praeparare; interim veluti<text:line-break/>quoddam mesenterium omentum <text:span text:style-name="Default_20_Paragraph_20_Font"><text:span text:style-name="T1">t</text:span></text:span>uo sermone efficientes,<text:line-break/>ut qui ignorent, oportere venas ex omnibus intestinis ad<text:line-break/>iecur nutri turium succum deferre, non ex bolo ventri-<text:line-break/>culo? Quod autem .Erasistratus contentionis Iane studio,<text:line-break/>non quod omnino crederet, co<text:span text:style-name="Default_20_Paragraph_20_Font"><text:span text:style-name="T1">n</text:span></text:span>templationem de humo-<text:line-break/>ribus medicis inutilem esse, neque in qua animalis parte<text:line-break/>fanguis generetur. expresserit, neque a qua causa, neque<text:line-break/>quo pactu, ex hoc, quod mox dicam, evidens indicium<text:line-break/>licet assumere : ipfirm nempe nullius affectus, qui atra<text:line-break/>bile oriatur, neque omnino ab humore melancholico<text:line-break/>prorius meminisse,- etsi non modo ipsi, priores philo-<text:line-break/>fophi ac medici,. verum etiam omnes homines aliquem<text:line-break/>affectum melancholicum nominare consueverunt, cujus<text:line-break/>curationem purgatione per album veratrum aggrediun-<text:line-break/>tur. Nemo enim inter Graecos enutritus ita est ruditer<text:line-break/>institutus, qui non legerit vel audiverit, Proeli filias fu-<text:line-break/>rore percitas a Melampode sic purgatas fuisse- Unde non</text:p>
      <text:p text:style-name="P1">solum usque ad ducentos vel trecentos annos, sed et<text:line-break/>multo plures pu<text:span text:style-name="Default_20_Paragraph_20_Font"><text:span text:style-name="T1">r</text:span></text:span>gatio haec celebris permansit, ita ut<text:line-break/>omnes h<text:span text:style-name="Default_20_Paragraph_20_Font"><text:span text:style-name="T1">o</text:span></text:span>mines inter id temporis eo medicamento ute-<text:line-break/>rentur. Melius igitur erat Erasistratum contra cominus<text:line-break/>congredientes firma contentione demonstrare, neque me-<text:line-break/>lancholiam, neque ullam denique insaniam ab. atra bile<text:line-break/>provenire, sicuti nec cancrum, neque elephantem, ne-<text:line-break/>que farinas in phreniticis amentias, neque varices, ne-<text:line-break/>que haemorrhoides , neque multos in iis tollendis melan-<text:line-break/>cltolia correptos fuisse. Verum nihil hujusmodi enun-<text:line-break/>ciare ausus esu, veritus (ut puto) ab iis improbari, qui<text:line-break/>in artis operibus diligentius sunt versati; in quibus ve-<text:line-break/>teres medici, - non in sophisticis rationibus, demonstratio-<text:line-break/>nes struxerunt. Velim igitur quispiam ipsius sectaturum<text:line-break/>mihi causam dicat, cm animalium, quae calido et sicco<text:line-break/>temperamento sunt, atrum quidem lienem est ridere,<text:line-break/>ila ut nec comedendo idoneus fit; nam in suibus, effi<text:line-break/>non aequent jecur est edendo, non tamcu omnino esui</text:p>
      <text:p text:style-name="P1">ineptus esu At in leonibus et leaenis, et pantheris,<text:line-break/>et leopardis, et ursis, et lupis, qui eorum carnibus<text:line-break/>vesti delectantur, a liene abstinent, tanquam minus ostri<text:line-break/>apto: quum utique oporteret, si quidem is primus come-<text:line-break/>stis et bibitis fruitur, maxime ipfo jecore, si fleri posset,<text:line-break/>edendo aptiorem esse, sin minus, non omnino deterio-<text:line-break/>rem porro. Quum dixerit Erasistratus, de hujusinodi re-<text:line-break/>bus ratiocinationes. ut sibi invicem prorfus consentiant<text:line-break/>opus esse, haud quidem satis percipio, cur rationes, quae<text:line-break/>ab evidentibus sacile redarguuntur, quas neque ipsi eurum<text:line-break/>auctores omnino tueri valuerunt, quidam admitte<text:span text:style-name="Default_20_Paragraph_20_Font"><text:span text:style-name="T1">r</text:span></text:span>e non<text:line-break/>vereantur. Erasistratus igitur ubi silentio praeteriisset<text:line-break/>humoris substantiam, quo nervi nutriuntur, deinceps ob<text:line-break/>usum. ad resolutionis nervorunr curationem eam demum<text:line-break/>coactus. descripsit, lentum inquiens atque <text:span text:style-name="Default_20_Paragraph_20_Font"><text:span text:style-name="T3">ὸλκιμον</text:span></text:span><text:span text:style-name="Default_20_Paragraph_20_Font"><text:span text:style-name="T4">, </text:span></text:span>id est<text:line-break/>tinctile, atque excret<text:span text:style-name="Default_20_Paragraph_20_Font"><text:span text:style-name="T1">a</text:span></text:span> difficile alimentum esse, quo nervi<text:line-break/>aluntur. Id autem non aliunde quam ex his, quae circa<text:line-break/>nervos apparent, ratiocinatus est, Etenim si elicientur</text:p>
      <text:p text:style-name="P1">aut putrescant, in hujusm<text:span text:style-name="Default_20_Paragraph_20_Font"><text:span text:style-name="T1">o</text:span></text:span>di humorem re<text:span text:style-name="Default_20_Paragraph_20_Font"><text:span text:style-name="T1">s</text:span></text:span>olvuntur, atque<text:line-break/>quum in naturali habitu sunt, prorsus ex<text:span text:style-name="Default_20_Paragraph_20_Font"><text:span text:style-name="T1">u</text:span></text:span>ngues existunt.<text:line-break/>Caeterum nisi concedatur, . unam qua inque particulam pe-<text:line-break/>milia<text:span text:style-name="Default_20_Paragraph_20_Font"><text:span text:style-name="T1">r</text:span></text:span>i humore propriae substantiae nutriri , unde proba-<text:line-break/>bilis fiat illius ratio, non habebit. Atqui si quidem unam-<text:line-break/>quamque particulam nutrit proprius humor , non con-<text:line-break/>veuiet, ut- animantium, quae ferratos dentes habent, lien<text:line-break/>dulce obtineat alimentum. Nam quum in his potissimum<text:line-break/>lienis forma acerbam atque acidam qualitatem referens<text:line-break/>evidenter appareat, liquido etiam patet, humorem ipsum<text:line-break/>nutrientem ejusmodi esse. Igitur hujusmodi animalium<text:line-break/>opifex non despexit ex sanguine quicquid veluti limus<text:line-break/>ac faex subsidet in sanguine ab ipfo expurga<text:span text:style-name="Default_20_Paragraph_20_Font"><text:span text:style-name="T1">r</text:span></text:span>e, quem-.<text:line-break/>admodum neque biliosum atque fe<text:span text:style-name="Default_20_Paragraph_20_Font"><text:span text:style-name="T1">t</text:span></text:span>osum recrementum.<text:line-break/>Proinde, si lu corpo<text:span text:style-name="Default_20_Paragraph_20_Font"><text:span text:style-name="T1">r</text:span></text:span>e omnes humores videntur contineri,<text:line-break/>(id enim Hippocrates ex- eo ostendit, quod omnes ru fa-<text:line-break/>nis excernuntur p<text:span text:style-name="Default_20_Paragraph_20_Font"><text:span text:style-name="T1">ro</text:span></text:span>priis unicuique medicamentis at-<text:line-break/>tracti,) ars, quae animalia format, aliquod instmmentunr<text:line-break/>efficere, quod melancholicas superfluitates curabat, non</text:p>
      <text:p text:style-name="P1">utique despexerit. Nec vero aliam erit particulam ex-<text:line-break/>cogilare, quae huic humiditati excipiendae propria fit,<text:line-break/>ip<text:span text:style-name="Default_20_Paragraph_20_Font"><text:span text:style-name="T1">t</text:span></text:span>o splene praetermisso. Numj igitur adhuc quaeres, per<text:line-break/>quodnam vas haec sangui<text:span text:style-name="Default_20_Paragraph_20_Font"><text:span text:style-name="T1">n</text:span></text:span>is crassitudo ad ipsum deferatur,<text:line-break/>neque credes, per eandem venam non fotum lienem attia-<text:line-break/>here, verum etiam ventriculum familiarem fibi humorem<text:line-break/>in longioribus inediis? Nam si adhuc eorum memor sis,<text:line-break/>quae in commentariis de facultatibus naturalibus demon-<text:line-break/>stravimus, nec horum quicquam inquires, neque quo<text:line-break/>pacto per . casilam venas ex ventriculo per totum animal<text:line-break/>nutrimentum deferatur:. Atqui rursus defertur per eas-<text:line-break/>dem venas ad ventriculum: tum in purgationibus, quas<text:line-break/>perficiunt assumpta medicamenta, tum in iis, quas na-<text:line-break/>tura in morborum crisibus molitur, sicuti in bene valen-<text:line-break/>tibus -nomrunquam optimus etiam sanguis ad veutricu-<text:line-break/>lum commeat, ipsum nimirum nutriturus, quod in lon-<text:line-break/>gioribus inediis contingit. Quin etiam quandoque ex<text:line-break/>toto corpore per easdem venas quam plurima excrementa<text:line-break/>consertior excernuntur. Haec autem omnia in commea-</text:p>
      <text:p text:style-name="P1">tiniis de facultibus naturalibus a nobis sunt demonstrata.<text:line-break/>oportet autem eum, qui contradicit, non ad conclusio-<text:line-break/>nes demonstrationum eas rationes adducere, quas in illis<text:line-break/>tractationibus redarguimus, sied nostras demonstrationes<text:line-break/>falsas esse demonstrare, vel, si horum nihil praestiterint,<text:line-break/>verecunde tacere, quemadmodum fecit Erafistiatus.</text:p>
      <text:h text:style-name="Heading_20_2" text:outline-level="2">Cap. VIII. </text:h>
      <text:p text:style-name="P4">Caeterum quum nihil de humorum gene-<text:line-break/>ratione ac facultate tradidisset, ubi nervorum dissolu-<text:line-break/>tionis curationem scribere est aggressus, coactus . est de<text:line-break/>humore nervos nutriente meminisse, quemadmodum et<text:line-break/>in secundo de febribus coactus est veteribus astipulari,<text:line-break/>menstruam excretionem non absolute evacuationem no-<text:line-break/>minans, <text:span text:style-name="Default_20_Paragraph_20_Font"><text:span text:style-name="T1">t</text:span></text:span>ed purgationem, sicuti et eam, quae per pnrgan-<text:line-break/>tia medicamenta perficitur. Sic enim veteres mediet <text:span text:style-name="Default_20_Paragraph_20_Font"><text:span text:style-name="T3">λο</text:span></text:span><text:span text:style-name="Default_20_Paragraph_20_Font"><text:span text:style-name="T4">-<text:line-break/></text:span></text:span><text:span text:style-name="Default_20_Paragraph_20_Font"><text:span text:style-name="T3">χειαν</text:span></text:span><text:span text:style-name="Default_20_Paragraph_20_Font"><text:span text:style-name="T4">, </text:span></text:span>hoc est fluorem; qui in partu accidit, purgationem<text:line-break/>nuncuparunt, non absolute evacuationem. Nam .quum<text:line-break/>natura, quae foetum format et anget, praegnationis tem-<text:line-break/>pore optimum sanguinem attrahat, relinquitur in venis</text:p>
      <text:p text:style-name="P1">vitiosissimus, quij nempesuml partum excernitur, quem.-<text:line-break/>admodum singulo quoque mense, qui. non solum quanti-<text:line-break/>tale, verum etiam qualitate superfluus est atque inutilis,<text:line-break/>Atque hic plerumque eo sanguine, qui secundum natu-<text:line-break/>ram se habet, longe nigrior existit. Itaque Erafistratus<text:line-break/>in secundo de febribus hunc in modum scripsit. <text:span text:style-name="Default_20_Paragraph_20_Font"><text:span text:style-name="T1">Decet<text:line-break/></text:span></text:span>i<text:span text:style-name="Default_20_Paragraph_20_Font"><text:span text:style-name="T1">gitur eum, qui tecte v</text:span></text:span>o<text:span text:style-name="Default_20_Paragraph_20_Font"><text:span text:style-name="T1">luerit m</text:span></text:span>o<text:span text:style-name="Default_20_Paragraph_20_Font"><text:span text:style-name="T1">rb</text:span></text:span>o<text:span text:style-name="Default_20_Paragraph_20_Font"><text:span text:style-name="T1">s curare, in<text:line-break/>medicae artis operibus esse ve</text:span></text:span>r<text:span text:style-name="Default_20_Paragraph_20_Font"><text:span text:style-name="T1">sutum, nequ</text:span></text:span>e <text:span text:style-name="Default_20_Paragraph_20_Font"><text:span text:style-name="T1">spmptoma<text:line-break/>ullum, qu</text:span></text:span>o<text:span text:style-name="Default_20_Paragraph_20_Font"><text:span text:style-name="T1">d morbo superven</text:span></text:span>i<text:span text:style-name="Default_20_Paragraph_20_Font"><text:span text:style-name="T1">at, inscrutatum praetermu-<text:line-break/>tere, verum dil</text:span></text:span>i<text:span text:style-name="Default_20_Paragraph_20_Font"><text:span text:style-name="T1">gentius inspicere atque curi</text:span></text:span>o<text:span text:style-name="Default_20_Paragraph_20_Font"><text:span text:style-name="T1">sius per-<text:line-break/>quirere, ob qua</text:span></text:span>m <text:span text:style-name="Default_20_Paragraph_20_Font"><text:span text:style-name="T1">disp</text:span></text:span>o<text:span text:style-name="Default_20_Paragraph_20_Font"><text:span text:style-name="T1">siti</text:span></text:span>o<text:span text:style-name="Default_20_Paragraph_20_Font"><text:span text:style-name="T1">nem acc</text:span></text:span>i<text:span text:style-name="Default_20_Paragraph_20_Font"><text:span text:style-name="T1">dat eorum unum-<text:line-break/>quodque. Contigit enim quandoque, quu</text:span></text:span>m <text:span text:style-name="Default_20_Paragraph_20_Font"><text:span text:style-name="T1">mulier scbri-<text:line-break/>citaret ac videretur leviter et citra periculum habere,<text:line-break/>n</text:span></text:span>i<text:span text:style-name="Default_20_Paragraph_20_Font"><text:span text:style-name="T1">grarum u</text:span></text:span>r<text:span text:style-name="Default_20_Paragraph_20_Font"><text:span text:style-name="T1">inarum excret</text:span></text:span>io<text:span text:style-name="Default_20_Paragraph_20_Font"><text:span text:style-name="T1">nem fieri, quales in</text:span></text:span> i<text:span text:style-name="Default_20_Paragraph_20_Font"><text:span text:style-name="T1">psis<text:line-break/>signis perniciosissimae describuntur. Ubi autem inquire-<text:line-break/>retur, </text:span></text:span>o<text:span text:style-name="Default_20_Paragraph_20_Font"><text:span text:style-name="T1">b quam disp</text:span></text:span>o<text:span text:style-name="Default_20_Paragraph_20_Font"><text:span text:style-name="T1">siti</text:span></text:span>o<text:span text:style-name="Default_20_Paragraph_20_Font"><text:span text:style-name="T1">nem excretio. fu</text:span></text:span>r<text:span text:style-name="Default_20_Paragraph_20_Font"><text:span text:style-name="T1">ta esset, nunc<text:line-break/>mulieri purgati</text:span></text:span>o<text:span text:style-name="Default_20_Paragraph_20_Font"><text:span text:style-name="T1">nis tempus adesse deprehensum est, et<text:line-break/>quum hniusm</text:span></text:span>o<text:span text:style-name="Default_20_Paragraph_20_Font"><text:span text:style-name="T1">di excreti</text:span></text:span>o <text:span text:style-name="Default_20_Paragraph_20_Font"><text:span text:style-name="T1">detineretur , ad visicam, quae</text:span></text:span></text:p>
      <text:p text:style-name="P1"><text:span text:style-name="Default_20_Paragraph_20_Font"><text:span text:style-name="T1">c</text:span></text:span>o<text:span text:style-name="Default_20_Paragraph_20_Font"><text:span text:style-name="T1">ngesta erant, pr</text:span></text:span>o<text:span text:style-name="Default_20_Paragraph_20_Font"><text:span text:style-name="T1">rupisse, atque ob eam excreti</text:span></text:span>o <text:span text:style-name="Default_20_Paragraph_20_Font"><text:span text:style-name="T1">nem mu-<text:line-break/>lieri magis levitatem quam d</text:span></text:span>i<text:span text:style-name="Default_20_Paragraph_20_Font"><text:span text:style-name="T1">fficultatem accidisse quis<text:line-break/>jure existimasset. Qu</text:span></text:span>o<text:span text:style-name="Default_20_Paragraph_20_Font"><text:span text:style-name="T1">d sane et ex iis, quae apparebant,<text:line-break/>contigisse visum ese. </text:span></text:span>Quod igitur nigra saepius nringan-<text:line-break/>tur, menstrua purgatione deteuta , quodque magis ex his<text:line-break/>excretionibus leventur, quam exacerbentur, quae itu ae-<text:line-break/>grotant mulieres, atque adhuc quod purgatio sit, quae<text:line-break/>per uterum fit evacuatio, demonsti.vit Etasistratus tum ad<text:line-break/>praesentis affectus cognitionem, tunr etiam ad futurorum<text:line-break/>praenotionem , utilem esse , quem habuit iermonem recto .<text:line-break/>quidem exponens. Itaque in omnibus quae tradidit fatetur,<text:line-break/>lu hominis corpore humorem melancholicum gigni, sicuti et<text:line-break/>biliosum et pituitam. Ostensum autem esit a nobis, pi-<text:line-break/>tuitofum humorem ex pituitosis cibariis in prima con-<text:line-break/>coctione, quae in ventriculo fit, generationem habere,<text:line-break/>veluti biliosum et melancholicum in jecore , lu cujus<text:line-break/>quidem concoctione pituitosus etiam humor in fanguis.<text:line-break/>nem mutatur. Quam ob caulam nullum ipsi proprium</text:p>
      <text:p text:style-name="P1">instrumentum molita est natura ad sanguinis expurgatio-<text:line-break/>nem, quemadmodum .est utraque vesica et lien: siqui-<text:line-break/>dem hae sanguinem a bilioso humore et scro<text:span text:style-name="Default_20_Paragraph_20_Font"><text:span text:style-name="T1">t</text:span></text:span>o expurgant,<text:line-break/>lien vero ab humore melancholico. At pituitosus humor,<text:line-break/>qui in ventriculo gignitur, quum una cum humoribus,<text:line-break/>qui ex comestis et bibitis consistunt., in jecur deleratur,<text:line-break/>cum illis sunul atque concoquitur, in sirnginem vertitur,<text:line-break/>id vero, quod lu ventriculi spatiis relinquitur, a bile de-<text:line-break/>tersum, quae a jecinore ad ipfa defluit, per in<text:span text:style-name="Default_20_Paragraph_20_Font"><text:span text:style-name="T1">t</text:span></text:span>eriorem<text:line-break/>ventrem excernitur. Porro, quod Erafistratus haec n<text:span text:style-name="Default_20_Paragraph_20_Font"><text:span text:style-name="T1">o-<text:line-break/></text:span></text:span>verit, lude licet perspicere, quod in ratiocinationibus cu-<text:line-break/>rativae artis ad illius usum coactus fuerit horum me-<text:line-break/>minisse. Ex eo autem, quod plurimis in locis haec fi-<text:line-break/>leat, obumbrare atque occultare voluisse, quaecunque de<text:line-break/>humoribus ante ipfum recte ab antiquis medicis tradite<text:line-break/>fiunt, manifeste deprehenditur. Vt enim, caeteris omissis,<text:line-break/>ea tantum recenseamus, quorum in paulo ante comme-<text:line-break/>moratis verbis obiter meminit, nemo utique poterit illius<text:line-break/>reticentiae rationabilem -causam adducere, quum ipsis ad</text:p>
      <text:p text:style-name="P1">verbum scribat: <text:span text:style-name="Default_20_Paragraph_20_Font"><text:span text:style-name="T1">C</text:span></text:span>o<text:span text:style-name="Default_20_Paragraph_20_Font"><text:span text:style-name="T1">ntigit enim quand</text:span></text:span>o<text:span text:style-name="Default_20_Paragraph_20_Font"><text:span text:style-name="T1">que, quum mulier<text:line-break/>scbricitaret, ac videretur leviter ac citra periculum ha-<text:line-break/>bere, nigrarum urinarum exo</text:span></text:span>lu<text:span text:style-name="Default_20_Paragraph_20_Font"><text:span text:style-name="T1">tionem fieri, .quales .in ip-<text:line-break/>sis signi</text:span></text:span>a <text:span text:style-name="Default_20_Paragraph_20_Font"><text:span text:style-name="T1">perniciosissimae describuntur. </text:span></text:span>lgitur , quod a<text:line-break/>veteribus medicus nigra urina luter signa perniciosa<text:line-break/>descripta est, se scire ait, ut qui videlicet legerit, quae<text:line-break/>ab ipsis de uri<text:span text:style-name="Default_20_Paragraph_20_Font"><text:span text:style-name="T1">n</text:span></text:span>is scripta sunt : quippe .quae in his; qui<text:line-break/>acutis febribus aegrota<text:span text:style-name="Default_20_Paragraph_20_Font"><text:span text:style-name="T1">n</text:span></text:span>t, maximam vim obtinenti Quam-.<text:line-break/>obrem opus erat ipsum in libris de febribus, et prae-.<text:line-break/>sertum in hoc secundo, ubi haec scripsit, exactius de ipsis<text:line-break/>urinis pertractasse. Hippocrates enim ita in Prognostico<text:line-break/>scripsit: <text:span text:style-name="Default_20_Paragraph_20_Font"><text:span text:style-name="T1">Urina autem optima est, quum alba est sub-<text:line-break/>sidentia, nec n</text:span></text:span>o<text:span text:style-name="Default_20_Paragraph_20_Font"><text:span text:style-name="T1">n laevi</text:span></text:span>s <text:span text:style-name="Default_20_Paragraph_20_Font"><text:span text:style-name="T1">et aequali</text:span></text:span>s <text:span text:style-name="Default_20_Paragraph_20_Font"><text:span text:style-name="T1">per</text:span></text:span> o<text:span text:style-name="Default_20_Paragraph_20_Font"><text:span text:style-name="T1">mne tempus,<text:line-break/>quonlque. m</text:span></text:span>o<text:span text:style-name="Default_20_Paragraph_20_Font"><text:span text:style-name="T1">rbu</text:span></text:span>s <text:span text:style-name="Default_20_Paragraph_20_Font"><text:span text:style-name="T1">fuerit judicatu</text:span></text:span>s<text:span text:style-name="Default_20_Paragraph_20_Font"><text:span text:style-name="T1">; significat enim, peri—<text:line-break/>culum abesse et. morbum brevem sare. Quod si inter-<text:line-break/>mittat, et quandoque purum. mingat, quand</text:span></text:span>o<text:span text:style-name="Default_20_Paragraph_20_Font"><text:span text:style-name="T1">que ..er</text:span></text:span>o<text:line-break/><text:span text:style-name="Default_20_Paragraph_20_Font"><text:span text:style-name="T1">album et laeve sulsidat, diuturni</text:span></text:span>o<text:span text:style-name="Default_20_Paragraph_20_Font"><text:span text:style-name="T1">r m</text:span></text:span>o<text:span text:style-name="Default_20_Paragraph_20_Font"><text:span text:style-name="T1">rbus evad</text:span></text:span>i? <text:span text:style-name="Default_20_Paragraph_20_Font"><text:span text:style-name="T1">et mi-<text:line-break/>nus periculo vacat. si autem urina fuerit subrubra, </text:span></text:span><text:span text:style-name="Default_20_Paragraph_20_Font"><text:span text:style-name="T2">et</text:span></text:span></text:p>
      <text:p text:style-name="P1"><text:span text:style-name="Default_20_Paragraph_20_Font"><text:span text:style-name="T1">subsidentia item subrubra et laevis, diuturnior hic sane<text:line-break/>pri</text:span></text:span>o<text:span text:style-name="Default_20_Paragraph_20_Font"><text:span text:style-name="T1">re siet, sed admodum salutaris. At subsidentiae in<text:line-break/>urinis, quae cra</text:span></text:span>ssio<text:span text:style-name="Default_20_Paragraph_20_Font"><text:span text:style-name="T1">ri</text:span></text:span>s <text:span text:style-name="Default_20_Paragraph_20_Font"><text:span text:style-name="T1">sutrinae h</text:span></text:span>o<text:span text:style-name="Default_20_Paragraph_20_Font"><text:span text:style-name="T1">rdei specie</text:span></text:span>m <text:span text:style-name="Default_20_Paragraph_20_Font"><text:span text:style-name="T1">referunt,<text:line-break/>pravae suat: his vero deteri</text:span></text:span>o<text:span text:style-name="Default_20_Paragraph_20_Font"><text:span text:style-name="T1">res, in quibus veluti la-<text:line-break/>minae quaedam apparent: tenues autem et albae valde<text:line-break/>vitiosae exisiunt: atque his adhuc deteriores, quae fur..<text:line-break/>fures imitantur. Nebulae, quae in urinis seruntur,<text:line-break/>albae. b</text:span></text:span>o<text:span text:style-name="Default_20_Paragraph_20_Font"><text:span text:style-name="T1">nae, nigrae autem malae. Qu</text:span></text:span>o<text:span text:style-name="Default_20_Paragraph_20_Font"><text:span text:style-name="T1">u</text:span></text:span>s<text:span text:style-name="Default_20_Paragraph_20_Font"><text:span text:style-name="T1">que aute</text:span></text:span>m<text:line-break/><text:span text:style-name="Default_20_Paragraph_20_Font"><text:span text:style-name="T1">urinae fuerint rufue ac tenues, crudum esse m</text:span></text:span>o<text:span text:style-name="Default_20_Paragraph_20_Font"><text:span text:style-name="T1">rbum<text:line-break/>significant t et si diutius tales extiterint, periculum immi—<text:line-break/>net, ne durare aeger n</text:span></text:span>o<text:span text:style-name="Default_20_Paragraph_20_Font"><text:span text:style-name="T1">n p</text:span></text:span>o<text:span text:style-name="Default_20_Paragraph_20_Font"><text:span text:style-name="T1">ssit, quoulque m</text:span></text:span>o<text:span text:style-name="Default_20_Paragraph_20_Font"><text:span text:style-name="T1">rbus conco-<text:line-break/>quatur. Pernici</text:span></text:span>o<text:span text:style-name="Default_20_Paragraph_20_Font"><text:span text:style-name="T1">sissimae ver</text:span></text:span>o o<text:span text:style-name="Default_20_Paragraph_20_Font"><text:span text:style-name="T1">mnium urinae junt aqu</text:span></text:span>o-<text:line-break/>sua <text:span text:style-name="Default_20_Paragraph_20_Font"><text:span text:style-name="T1">et graviter olentes, et nigrae, st crassee. Jn mu-<text:line-break/></text:span></text:span>A<text:span text:style-name="Default_20_Paragraph_20_Font"><text:span text:style-name="T1">eribus autem et viris n</text:span></text:span>i<text:span text:style-name="Default_20_Paragraph_20_Font"><text:span text:style-name="T1">grae urinae sunt teterrimae, in<text:line-break/>pueris vero aqu</text:span></text:span>o<text:span text:style-name="Default_20_Paragraph_20_Font"><text:span text:style-name="T1">sos. Porr</text:span></text:span>o <text:span text:style-name="Default_20_Paragraph_20_Font"><text:span text:style-name="T1">qui tenuem diutius et<text:line-break/>crudam urinam mingunt, si caetera, ut in his, qui ser-<text:line-break/>vandi sc</text:span></text:span>i<text:span text:style-name="Default_20_Paragraph_20_Font"><text:span text:style-name="T1">nt, acssint indicia, in iis abscessem infea septum<text:line-break/>tranfeersum expectare op</text:span></text:span>o<text:span text:style-name="Default_20_Paragraph_20_Font"><text:span text:style-name="T1">rtet. Pinguedines desuper</text:span></text:span></text:p>
      <text:p text:style-name="P1"><text:span text:style-name="Default_20_Paragraph_20_Font"><text:span text:style-name="T1">natantes, quae aranearum speciem reserant, damnandae<text:line-break/>sunt t nam indicant c</text:span></text:span>o<text:span text:style-name="Default_20_Paragraph_20_Font"><text:span text:style-name="T1">lliquati</text:span></text:span>o<text:span text:style-name="Default_20_Paragraph_20_Font"><text:span text:style-name="T1">nem. C</text:span></text:span>o<text:span text:style-name="Default_20_Paragraph_20_Font"><text:span text:style-name="T1">nsiderandae au—<text:line-break/>tem suat in urinis nebulae, an de</text:span></text:span>oi<text:span text:style-name="Default_20_Paragraph_20_Font"><text:span text:style-name="T1">sum furantur, an<text:line-break/></text:span></text:span>sursum , <text:span text:style-name="Default_20_Paragraph_20_Font"><text:span text:style-name="T1">atque adhuc, quem col</text:span></text:span>o<text:span text:style-name="Default_20_Paragraph_20_Font"><text:span text:style-name="T1">rem obtineant. Riae<text:line-break/>en</text:span></text:span>im, <text:span text:style-name="Default_20_Paragraph_20_Font"><text:span text:style-name="T1">quae deorsum seruntur cum c</text:span></text:span>o<text:span text:style-name="Default_20_Paragraph_20_Font"><text:span text:style-name="T1">lore, quem paulo<text:line-break/>ante comme</text:span></text:span>mo<text:span text:style-name="Default_20_Paragraph_20_Font"><text:span text:style-name="T1">ravimus, b</text:span></text:span>o<text:span text:style-name="Default_20_Paragraph_20_Font"><text:span text:style-name="T1">nae sunt atque c</text:span></text:span>o<text:span text:style-name="Default_20_Paragraph_20_Font"><text:span text:style-name="T1">mmenda</text:span></text:span>m-<text:line-break/><text:span text:style-name="Default_20_Paragraph_20_Font"><text:span text:style-name="T1">dae : illae ver</text:span></text:span>o, <text:span text:style-name="Default_20_Paragraph_20_Font"><text:span text:style-name="T1">quae sursum cum colore, qualis jam- di</text:span></text:span>a<text:line-break/><text:span text:style-name="Default_20_Paragraph_20_Font"><text:span text:style-name="T1">otu</text:span></text:span>s <text:span text:style-name="Default_20_Paragraph_20_Font"><text:span text:style-name="T1">est, att</text:span></text:span>o<text:span text:style-name="Default_20_Paragraph_20_Font"><text:span text:style-name="T1">lluntur, c</text:span></text:span>o<text:span text:style-name="Default_20_Paragraph_20_Font"><text:span text:style-name="T1">ntra suntvitiosus atque dam-<text:line-break/>nandae. rerum ne te dec</text:span></text:span>i<text:span text:style-name="Default_20_Paragraph_20_Font"><text:span text:style-name="T1">piat, si</text:span></text:span> i<text:span text:style-name="Default_20_Paragraph_20_Font"><text:span text:style-name="T1">psa vesica aliquam<text:line-break/>his similem reddat urina</text:span></text:span>m : <text:span text:style-name="Default_20_Paragraph_20_Font"><text:span text:style-name="T1">non enim tunc totius c</text:span></text:span>o<text:span text:style-name="Default_20_Paragraph_20_Font"><text:span text:style-name="T1">r-<text:line-break/>poris erit indicium, sed soliusmet</text:span></text:span>i<text:span text:style-name="Default_20_Paragraph_20_Font"><text:span text:style-name="T1">pstus nota</text:span></text:span> c<text:span text:style-name="Default_20_Paragraph_20_Font"><text:span text:style-name="T1">ensenda<text:line-break/>esu</text:span></text:span> Itaque, quum haec scripserit Hippocrates, et post<text:line-break/>ipsum Diocles et Praxagoras similia tradiderint, rationi<text:line-break/>utique c<text:span text:style-name="Default_20_Paragraph_20_Font"><text:span text:style-name="T1">o</text:span></text:span>nsentaneum erat, ut Erafistratus, addita <text:span text:style-name="Default_20_Paragraph_20_Font"><text:span text:style-name="T1">t</text:span></text:span>uae<text:line-break/>opinionis ratione, demonstraret, verane an falsa illi pro-<text:line-break/>nunciarint: quemadmodum fecit de his, quire vomuntur<text:line-break/>et deficiuntur: inter quae illa etiam quae dicuntur nigra<text:line-break/>continentur, et praeterea quae exquifite atra est bilis. Ve-<text:line-break/>rutu in his distinguere quippiam necessum erat, quod in<text:line-break/>vocis communione inter melancholicos humores censu-</text:p>
      <text:p text:style-name="P1">fum existit, quod et nos paulo ante exposuimus. Igitur<text:line-break/>Erusistratus omnem de humoribus artem p<text:span text:style-name="Default_20_Paragraph_20_Font"><text:span text:style-name="T1">r</text:span></text:span>aeteriit. Ego.<text:line-break/>vero de omnibus hic pertractare nequaquam institui,<text:line-break/><text:span text:style-name="Default_20_Paragraph_20_Font"><text:span text:style-name="T1">t</text:span></text:span>ed de fiala atra bile. Quae autem ex sermonis com-<text:line-break/>munitate de aliis etiam pertractavimus, in aliis libris a<text:line-break/>nobis copiosius tradita sirnti</text:p>
      <text:h text:style-name="Heading_20_2" text:outline-level="2">Cap. IX. </text:h>
      <text:p text:style-name="P4">Caeterum quae de atra hile .longa ex-.<text:line-break/>perdentia mihi firmiter cognita sunt, nunc adiiciam: quae.<text:line-break/>sime illis usiti sutura sunt, qui medicae artis n<text:span text:style-name="Default_20_Paragraph_20_Font"><text:span text:style-name="T1">o</text:span></text:span>n sit-.<text:line-break/>phisticas rationes, <text:span text:style-name="Default_20_Paragraph_20_Font"><text:span text:style-name="T1">t</text:span></text:span>ed opera ipsa sectantur. omnes enim<text:line-break/>qui ab humore melancholico proveniunt assectus, statim<text:line-break/>inter mitia medicame<text:span text:style-name="Default_20_Paragraph_20_Font"><text:span text:style-name="T1">n</text:span></text:span>tis eum humorem evacuantibus<text:line-break/>valide purgans , ita sane quo minus augeantur prohi-.<text:line-break/>bebis usque etiam ad cancros. Atqui eos non imme-<text:line-break/>rito quis admirabitur qui seu inriti, seu sponte sophif-<text:line-break/>mata scripserunt ad melancholici humoris sublationem.<text:line-break/>Ajunt enim, .in his tantum, qui praeter naturam sunt af-<text:line-break/>fecti,.eum humorem generari, quum nemo, qui bonis.<text:line-break/>exacte succis praeditus sit, bilem atram in corpore con-</text:p>
      <text:p text:style-name="P1">lineat. Si igitur (inquiunt) athletae cuipiam optimi<text:line-break/>habitus aliquod medicamentum propinaveri<text:span text:style-name="Default_20_Paragraph_20_Font"><text:span text:style-name="T1">t</text:span></text:span> ex iis, quae.<text:line-break/>atram bilem evacuare existimantur, ap<text:span text:style-name="Default_20_Paragraph_20_Font"><text:span text:style-name="T1">t</text:span></text:span>am videbis eva-.<text:line-break/>e<text:span text:style-name="Default_20_Paragraph_20_Font"><text:span text:style-name="T1">n</text:span></text:span>ari, quemadmodum, si ea quoque exhibeas, quae fla-<text:line-break/>vam bilem creduntur expurgare, ipsam haud aliter. con-.<text:line-break/>spicies excerni. Unde ipsi fiatis constare dicunt, a viri—<text:line-break/>bus medicamenti alterato sanguine in biles fieri trans-<text:line-break/>mutationem: veluti etiam si cui dederis medicamentum,<text:line-break/>quod pituitam subducat, ipfam quoque pituitam (in-.<text:line-break/>quiunt) videbis evacuari. Pari etiam modo, si ea, quae<text:line-break/>tenuem saniem evacuare credita sunt, hominem, qui op-.<text:line-break/>limis scateat succis, assumere coegeris, videbis et tunc<text:line-break/>quandam aquosam et tenuem famem excerni. Porro,<text:line-break/>priusquam fuerit demonstratum, quodcunque purgatorium<text:line-break/>medicamentum unum quendam humorem attrahere, .<text:line-break/>nempe quem natura attrahere natum est , istorum ra-<text:line-break/>tio aliquid probabile obtinere ridetur. Verum hoc <text:span text:style-name="Default_20_Paragraph_20_Font"><text:span text:style-name="T1">ile-<text:line-break/></text:span></text:span>monstrato , ip<text:span text:style-name="Default_20_Paragraph_20_Font"><text:span text:style-name="T1">s</text:span></text:span>orum mendacium ma<text:span text:style-name="Default_20_Paragraph_20_Font"><text:span text:style-name="T1">n</text:span></text:span>ifeste nemo non de-<text:line-break/>prehendet. Ex eo enim ostensum est, eorum unumquod-<text:line-break/>que proprium humorem attrahere, quod ea medicamenta,</text:p>
      <text:p text:style-name="P1">quae aqua inter cutem laborantibus propinantur, tantam<text:line-break/>saepenumero evacuationem moliuntur, ut integras ma-<text:line-break/>tellas impleant, ad proportionem autem eorum, quae<text:line-break/>ita educuntur, alvus detineatur, ac manifeste leventur-<text:line-break/>aegrotantes, atque facilius respuent: quae vero in morbo<text:line-break/>regio offeruntur, flavam bilem plurimam evacuent, et<text:line-break/>juventur non parum inde aegrotantes. Si vero contra<text:line-break/>medicamenta aquam fubducentia morbo regio laborantibus<text:line-break/>dederis, quae vero bilem educunt, his, qui aqua inte<text:span text:style-name="Default_20_Paragraph_20_Font"><text:span text:style-name="T1">r</text:span></text:span> cu-<text:line-break/>tem infestantur, quam minimum proprii humoris utro.-<text:line-break/>bique videbis evacuari , atque inde non susum nihil<text:line-break/>iuveris. aegrotantes, verum etiam quam maxime laeseris,<text:line-break/>haud aliter quam si ipsis venam incideris. Atqui apud<text:line-break/>eos, qui credunt, .a purgantibus medicamentis humores<text:line-break/>in corpore mutari, prout natura uniuscujusque trahentis<text:line-break/>extiterit, <text:span text:style-name="Default_20_Paragraph_20_Font"><text:span text:style-name="T1">t</text:span></text:span>ectio quidem venae purgandi auxilio aequales<text:line-break/>vires obtinebit Caeterum quemadmodum nos.meuica-<text:line-break/>mentum, quod aquam subducit, exhibentes his, qui ea<text:line-break/>aquae inter cutem specie labo<text:span text:style-name="Default_20_Paragraph_20_Font"><text:span text:style-name="T1">r</text:span></text:span>abant, quam <text:span text:style-name="Default_20_Paragraph_20_Font"><text:span text:style-name="T3">ἀσκἰτην</text:span></text:span><text:span text:style-name="Default_20_Paragraph_20_Font"><text:span text:style-name="T4"> </text:span></text:span>G<text:span text:style-name="Default_20_Paragraph_20_Font"><text:span text:style-name="T1">r</text:span></text:span>aeci<text:line-break/>ab utribus nomine deducto appellant, cum exuperantem</text:p>
      <text:p text:style-name="P1">humorem evacuamus, tum etiam aegrotum juvamus, sic<text:line-break/>et illi venae sectionem eligentes videant, quem finem<text:line-break/>hujuscemodi auxilium <text:span text:style-name="Default_20_Paragraph_20_Font"><text:span text:style-name="T1">t</text:span></text:span>ertiatur. Quinetiam vel ex eo<text:line-break/>ridendi <text:span text:style-name="Default_20_Paragraph_20_Font"><text:span text:style-name="T1">t</text:span></text:span>unt, quod nullum in corpore instrumentum esse<text:line-break/>dicant, quod bilem atram recipiat , sicuti in jecinore fla-<text:line-break/>vae bilis vesica, inde coniiciendum esse putantes, in his<text:line-break/>corporibus, quae integram obtinent valetudinem, atram<text:line-break/>bilem nequaquam contineri, qua ratione neque pituitam<text:line-break/>in nobis esse concedent, quemadmodum neque .in colum-<text:line-break/>bis flavam bilem ; etenim vesicam, quae recinori iubae-<text:line-break/>ret, non habent, sicuti neque alia quaepiam animantia.<text:line-break/>Quippe seipsos (nequaquam e<text:span text:style-name="Default_20_Paragraph_20_Font"><text:span text:style-name="T1">n</text:span></text:span>im nos) aequivocatione<text:line-break/>decipiunt, humorem melancholicum, quem in bene va-<text:line-break/>lentibus dicimus progigni, perpetuo de atra bile dictum<text:line-break/>intelligentes, quam in his, qui praete<text:span text:style-name="Default_20_Paragraph_20_Font"><text:span text:style-name="T1">r</text:span></text:span> naturam <text:span text:style-name="Default_20_Paragraph_20_Font"><text:span text:style-name="T1">t</text:span></text:span>unt af-<text:line-break/>secti, asserimus generari. Non enim eadem est bilis atra<text:line-break/>in his, qui integra sanitate fruuntur, et in aliquibus eo-<text:line-break/>rum, qui olim naturalem habitum funt egressi; nihil au-<text:line-break/>tum obstat, quin possis utrumque humorem (si libet)</text:p>
      <text:p text:style-name="P1">atram bilem nominare. De his autem et ante dictura<text:line-break/>est: verum et nunc breviter tanquam per capita id com-<text:line-break/>memorasse haudquaquam utique fuit inutile eorum<text:line-break/>gratia, qui tum seipsos, tum etiam eos, qui Hippocratis.<text:line-break/>sententiam exacte didicerunt, falsis rationibus circumve-<text:line-break/>uru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3:14:00Z</meta:creation-date>
    <dc:date>2023-01-09T14:16:52.704000000</dc:date>
    <meta:editing-cycles>3</meta:editing-cycles>
    <meta:editing-duration>PT1M58S</meta:editing-duration>
    <meta:document-statistic meta:table-count="0" meta:image-count="0" meta:object-count="0" meta:page-count="45" meta:paragraph-count="63" meta:word-count="6494" meta:character-count="44887" meta:non-whitespace-character-count="38447"/>
    <meta:template xlink:type="simple" xlink:actuate="onRequest" xlink:title="" xlink:href="Normal.dotm"/>
  </office:meta>
</office:document-meta>
</file>